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1" style:family="table-row">
      <style:table-row-properties style:min-row-height="2.805cm"/>
    </style:style>
    <style:style style:name="Tabela1.A1" style:family="table-cell">
      <style:table-cell-properties fo:background-color="#00ff1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00e6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" fo:background-color="#00f2f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2589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1423fa" fo:padding="0.097cm" fo:border="0.05pt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 table:style-name="Tabela1.1">
          <table:table-cell table:style-name="Tabela1.A1" office:value-type="string">
            <text:p text:style-name="Table_20_Contents"><text:bookmark-start text:name="__DdeLink__3_4149372006"/>#00FF11<text:bookmark-end text:name="__DdeLink__3_4149372006"/></text:p>
          </table:table-cell>
          <table:table-cell table:style-name="Tabela1.B1" office:value-type="string">
            <text:p text:style-name="Table_20_Contents">#00E67F</text:p>
          </table:table-cell>
          <table:table-cell table:style-name="Tabela1.C1" office:value-type="string">
            <text:p text:style-name="Table_20_Contents">#00F2FA</text:p>
          </table:table-cell>
          <table:table-cell table:style-name="Tabela1.D1" office:value-type="string">
            <text:p text:style-name="Table_20_Contents">#2589E6</text:p>
          </table:table-cell>
          <table:table-cell table:style-name="Tabela1.E1" office:value-type="string">
            <text:p text:style-name="Table_20_Contents"><text:bookmark-start text:name="__DdeLink__20_901215578"/>#1423FA<text:bookmark-end text:name="__DdeLink__20_90121557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5:43:07.364172249</meta:creation-date>
    <dc:date>2021-06-28T21:18:40.780196451</dc:date>
    <meta:editing-duration>PT2H4M3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5" meta:word-count="5" meta:character-count="35" meta:non-whitespace-character-count="35"/>
  </office:meta>
</office:document-meta>
</file>